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AE000000EE6B12A6581670D5E7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168cm" svg:height="8.395cm" svg:x="-0.168cm" svg:y="0.3cm">
          <draw:image xlink:href="Pictures/10000200000001AE000000EE6B12A6581670D5E7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30T21:00:07.242000000</dc:date>
    <meta:editing-duration>PT2M12S</meta:editing-duration>
    <meta:editing-cycles>1</meta:editing-cycles>
    <meta:document-statistic meta:object-count="1"/>
    <meta:generator>LibreOffice/5.1.2.2$Windows_x86 LibreOffice_project/d3bf12ecb743fc0d20e0be0c58ca359301eb705f</meta:generator>
  </office:meta>
</office:document-meta>
</file>